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1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family-generic="modern" style:font-pitch="fixed" style:name="Courier New" svg:font-family="'Courier New'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2">
      <style:table-properties style:width="18.002cm" style:writing-mode="lr-tb" table:align="margins"/>
    </style:style>
    <style:style style:family="table-column" style:name="Tableau2.A">
      <style:table-column-properties style:column-width="18.002cm" style:rel-column-width="65535*"/>
    </style:style>
    <style:style style:family="table-cell" style:name="Tableau2.A1">
      <style:table-cell-properties fo:background-color="#e6e6e6" fo:border="0.05pt solid #000000" fo:padding="0.097cm">
        <style:background-image/>
      </style:table-cell-properties>
    </style:style>
    <style:style style:family="table" style:name="Tableau4">
      <style:table-properties style:width="9.999cm" style:writing-mode="lr-tb" table:align="center"/>
    </style:style>
    <style:style style:family="table-column" style:name="Tableau4.A">
      <style:table-column-properties style:column-width="9.999cm"/>
    </style:style>
    <style:style style:family="table-cell" style:name="Tableau4.A1">
      <style:table-cell-properties fo:background-color="transparent" fo:border="0.05pt solid #000000" fo:padding="0.097cm">
        <style:background-image/>
      </style:table-cell-properties>
    </style:style>
    <style:style style:family="table" style:name="Tableau5">
      <style:table-properties fo:break-before="page" fo:keep-with-next="always" style:width="18.002cm" style:writing-mode="lr-tb" table:align="margins"/>
    </style:style>
    <style:style style:family="table-column" style:name="Tableau5.A">
      <style:table-column-properties style:column-width="18.002cm" style:rel-column-width="65535*"/>
    </style:style>
    <style:style style:family="table-row" style:name="Tableau5.1">
      <style:table-row-properties style:min-row-height="25cm"/>
    </style:style>
    <style:style style:family="table-cell" style:name="Tableau5.A1">
      <style:table-cell-properties fo:border="none" fo:padding="0cm"/>
    </style:style>
    <style:style style:family="table" style:name="Tableau6">
      <style:table-properties style:width="18.002cm" style:writing-mode="lr-tb" table:align="margins"/>
    </style:style>
    <style:style style:family="table-column" style:name="Tableau6.A">
      <style:table-column-properties style:column-width="18.002cm" style:rel-column-width="65535*"/>
    </style:style>
    <style:style style:family="table-row" style:name="Tableau6.1">
      <style:table-row-properties fo:keep-together="always" style:min-row-height="25.7cm"/>
    </style:style>
    <style:style style:family="table-cell" style:name="Tableau6.A1">
      <style:table-cell-properties fo:border="none" fo:padding="0.03cm"/>
    </style:style>
    <style:style style:family="table" style:name="Table1">
      <style:table-properties fo:keep-with-next="always" style:width="18.002cm" style:writing-mode="lr-tb" table:align="margins"/>
    </style:style>
    <style:style style:family="table-column" style:name="Table1.A">
      <style:table-column-properties style:column-width="18.002cm" style:rel-column-width="65535*"/>
    </style:style>
    <style:style style:family="table-row" style:name="Table1.1">
      <style:table-row-properties style:min-row-height="25cm"/>
    </style:style>
    <style:style style:family="table-cell" style:name="Table1.A1">
      <style:table-cell-properties fo:border="none" fo:padding="0cm"/>
    </style:style>
    <style:style style:family="table" style:name="Table2">
      <style:table-properties style:width="18.002cm" style:writing-mode="lr-tb" table:align="margins"/>
    </style:style>
    <style:style style:family="table-column" style:name="Table2.A">
      <style:table-column-properties style:column-width="18.002cm" style:rel-column-width="65535*"/>
    </style:style>
    <style:style style:family="table-row" style:name="Table2.1">
      <style:table-row-properties fo:keep-together="always" style:min-row-height="25.7cm"/>
    </style:style>
    <style:style style:family="table-cell" style:name="Table2.A1">
      <style:table-cell-properties fo:border="none" fo:padding="0.03cm"/>
    </style:style>
    <style:style style:family="paragraph" style:name="P1" style:parent-style-name="Footer">
      <style:paragraph-properties fo:border-bottom="none" fo:border-left="none" fo:border-right="none" fo:border-top="0.51pt solid #808080" fo:padding-bottom="0cm" fo:padding-left="0cm" fo:padding-right="0cm" fo:padding-top="0.035cm"/>
      <style:text-properties fo:country="US" fo:font-size="6pt" fo:font-weight="bold" fo:language="en" style:font-size-asian="5.25pt" style:font-size-complex="6pt" style:font-weight-asian="bold"/>
    </style:style>
    <style:style style:family="paragraph" style:name="P2" style:parent-style-name="Footer">
      <style:paragraph-properties style:snap-to-layout-grid="false"/>
    </style:style>
    <style:style style:family="paragraph" style:name="P3" style:parent-style-name="Footer">
      <style:paragraph-properties fo:text-align="center" style:justify-single-word="false" style:snap-to-layout-grid="false"/>
      <style:text-properties fo:country="none" fo:language="zxx"/>
    </style:style>
    <style:style style:family="paragraph" style:name="P4" style:parent-style-name="Footer">
      <style:paragraph-properties fo:text-align="end" style:justify-single-word="false" style:snap-to-layout-grid="false"/>
    </style:style>
    <style:style style:family="paragraph" style:name="P5" style:parent-style-name="Footer">
      <style:text-properties fo:country="BE" fo:language="fr"/>
    </style:style>
    <style:style style:family="paragraph" style:name="P6" style:parent-style-name="Standard">
      <style:text-properties style:use-window-font-color="true"/>
    </style:style>
    <style:style style:family="paragraph" style:name="P7" style:parent-style-name="Standard">
      <style:text-properties fo:font-style="normal" style:font-style-asian="normal" style:font-style-complex="normal" style:use-window-font-color="true"/>
    </style:style>
    <style:style style:family="paragraph" style:name="P8" style:parent-style-name="Standard">
      <style:text-properties fo:font-style="normal" style:font-style-asian="normal" style:font-style-complex="normal" style:text-underline-color="font-color" style:text-underline-style="solid" style:text-underline-width="auto" style:use-window-font-color="true"/>
    </style:style>
    <style:style style:family="paragraph" style:name="P9" style:parent-style-name="Standard">
      <style:text-properties fo:font-style="italic" style:font-style-asian="italic" style:font-style-complex="italic" style:use-window-font-color="true"/>
    </style:style>
    <style:style style:family="paragraph" style:name="P10" style:parent-style-name="Standard">
      <style:text-properties fo:font-style="italic" officeooo:paragraph-rsid="0030f1e5" style:font-style-asian="italic" style:font-style-complex="italic" style:use-window-font-color="true"/>
    </style:style>
    <style:style style:family="paragraph" style:name="P11" style:parent-style-name="Standard">
      <style:paragraph-properties fo:text-align="center" style:justify-single-word="false"/>
      <style:text-properties fo:font-size="14pt" fo:font-style="normal" style:font-size-asian="14pt" style:font-size-complex="14pt" style:font-style-asian="normal" style:font-style-complex="normal" style:use-window-font-color="true"/>
    </style:style>
    <style:style style:family="paragraph" style:name="P12" style:parent-style-name="Standard">
      <style:text-properties fo:font-weight="normal" style:font-weight-asian="normal" style:font-weight-complex="normal" style:text-underline-style="none" style:use-window-font-color="true"/>
    </style:style>
    <style:style style:family="paragraph" style:name="P13" style:parent-style-name="Standard">
      <style:text-properties fo:font-weight="normal" officeooo:paragraph-rsid="0030f1e5" style:font-weight-asian="normal" style:font-weight-complex="normal" style:text-underline-style="none" style:use-window-font-color="true"/>
    </style:style>
    <style:style style:family="paragraph" style:name="P14" style:parent-style-name="Standard">
      <style:text-properties fo:country="BE" fo:font-size="6pt" fo:font-weight="bold" fo:language="fr" officeooo:paragraph-rsid="002694e4" style:font-size-asian="5.25pt" style:font-size-complex="6pt" style:font-weight-asian="bold" style:font-weight-complex="bold" style:use-window-font-color="true"/>
    </style:style>
    <style:style style:family="paragraph" style:name="P15" style:parent-style-name="Standard">
      <style:text-properties fo:font-weight="normal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16" style:parent-style-name="Standard">
      <style:text-properties fo:font-weight="normal" officeooo:paragraph-rsid="0030f1e5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17" style:parent-style-name="Standard">
      <style:text-properties officeooo:paragraph-rsid="0030f1e5" style:use-window-font-color="true"/>
    </style:style>
    <style:style style:family="paragraph" style:name="P18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family="paragraph" style:name="P19" style:parent-style-name="Table_20_Contents">
      <style:paragraph-properties fo:text-align="center" style:justify-single-word="false"/>
      <style:text-properties fo:color="#000000" fo:font-size="14pt" fo:font-weight="bold" style:font-size-asian="14pt" style:font-size-complex="14pt" style:font-weight-asian="bold" style:font-weight-complex="bold"/>
    </style:style>
    <style:style style:family="paragraph" style:name="P20" style:parent-style-name="Table_20_Contents">
      <style:text-properties fo:font-style="italic" officeooo:paragraph-rsid="0021eb00" style:font-style-asian="italic" style:font-style-complex="italic" style:text-underline-color="font-color" style:text-underline-style="solid" style:text-underline-width="auto"/>
    </style:style>
    <style:style style:family="paragraph" style:name="P21" style:parent-style-name="Table_20_Contents">
      <style:text-properties fo:font-style="italic" officeooo:paragraph-rsid="002694e4" style:font-style-asian="italic" style:font-style-complex="italic" style:text-underline-color="font-color" style:text-underline-style="solid" style:text-underline-width="auto"/>
    </style:style>
    <style:style style:family="paragraph" style:name="P22" style:parent-style-name="Table_20_Contents">
      <style:text-properties officeooo:paragraph-rsid="002694e4"/>
    </style:style>
    <style:style style:family="paragraph" style:name="P23" style:parent-style-name="Text_20_body">
      <style:paragraph-properties fo:text-align="center" style:justify-single-word="false"/>
    </style:style>
    <style:style style:family="paragraph" style:name="P24" style:parent-style-name="Text_20_body">
      <style:text-properties officeooo:paragraph-rsid="001f9fcb"/>
    </style:style>
    <style:style style:family="paragraph" style:name="P25" style:parent-style-name="Text_20_body">
      <style:text-properties officeooo:paragraph-rsid="0030f1e5"/>
    </style:style>
    <style:style style:family="paragraph" style:name="P26" style:parent-style-name="Ttire_5f_bordures_5f_haut_5f_bas">
      <style:paragraph-properties fo:border-bottom="0.06pt solid #000000" fo:border-left="none" fo:border-right="none" fo:border-top="0.06pt solid #000000" fo:padding-bottom="0.101cm" fo:padding-left="0cm" fo:padding-right="0cm" fo:padding-top="0.101cm"/>
      <style:text-properties fo:font-size="11pt" officeooo:paragraph-rsid="000e629a" style:font-size-asian="11pt" style:font-size-complex="11pt"/>
    </style:style>
    <style:style style:family="paragraph" style:name="P27" style:parent-style-name="Ttire_5f_bordures_5f_haut_5f_bas">
      <style:paragraph-properties fo:border-bottom="0.06pt solid #000000" fo:border-left="none" fo:border-right="none" fo:border-top="0.06pt solid #000000" fo:padding-bottom="0.101cm" fo:padding-left="0cm" fo:padding-right="0cm" fo:padding-top="0.101cm"/>
      <style:text-properties fo:font-size="11pt" officeooo:paragraph-rsid="0030f1e5" style:font-size-asian="11pt" style:font-size-complex="11pt"/>
    </style:style>
    <style:style style:family="paragraph" style:name="P28" style:parent-style-name="Standard">
      <style:paragraph-properties fo:break-before="page" fo:text-align="center" style:justify-single-word="false"/>
      <style:text-properties fo:font-size="14pt" fo:font-style="normal" officeooo:paragraph-rsid="0030f1e5" officeooo:rsid="0030f1e5" style:font-size-asian="14pt" style:font-size-complex="14pt" style:font-style-asian="normal" style:font-style-complex="normal" style:use-window-font-color="true"/>
    </style:style>
    <style:style style:family="paragraph" style:master-page-name="Standard" style:name="P29" style:parent-style-name="Text_20_body">
      <style:paragraph-properties style:page-number="auto"/>
    </style:style>
    <style:style style:family="paragraph" style:name="P3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color="#808080" style:text-underline-style="none"/>
    </style:style>
    <style:style style:family="text" style:name="T2">
      <style:text-properties fo:country="US" fo:language="en"/>
    </style:style>
    <style:style style:family="text" style:name="T3">
      <style:text-properties fo:country="BE" fo:language="fr"/>
    </style:style>
    <style:style style:family="text" style:name="T4">
      <style:text-properties style:text-underline-color="font-color" style:text-underline-style="solid" style:text-underline-width="auto" style:use-window-font-color="true"/>
    </style:style>
    <style:style style:family="text" style:name="T5">
      <style:text-properties officeooo:rsid="0024e5b8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Ubuntu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9">COLLÈGE COMMUNAL</text:p>
          </table:table-cell>
        </table:table-row>
      </table:table>
      <text:p text:style-name="P23"/>
      <table:table table:name="Tableau4" table:style-name="Tableau4">
        <table:table-column table:style-name="Tableau4.A"/>
        <table:table-row>
          <table:table-cell office:value-type="string" table:style-name="Tableau4.A1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_assembly())</text:p></office:annotation></text:p>
      <text:p text:style-name="P7"/>
      <text:p text:style-name="P11"><text:line-break/>ORDRE DU JOUR</text:p>
      <text:p text:style-name="P9"/>
      <text:section text:name="Item" text:style-name="Sect1">
        <text:p text:style-name="P26"><office:annotation><dc:date>2007-09-24T00:00:00</dc:date><text:p>do section- for item in self.get_items(uids=itemUids, list_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/office:annotation>Description</text:p>
        <text:p text:style-name="P6"/>
        <text:p text:style-name="P6"><office:annotation><dc:creator>Gauthier Bastien</dc:creator><dc:date>2011-05-03T15:59:51</dc:date><text:p text:style-name="P30"><text:span text:style-name="T9">do text</text:span></text:p><text:p text:style-name="P30"><text:span text:style-name="T9">from xhtml(view.print_advices_infos(item))</text:span></text:p></office:annotation>Avis</text:p>
        <text:p text:style-name="P12"/>
        <text:p text:style-name="P15">Projet de délibération :</text:p>
        <text:p text:style-name="P6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4"><text:span text:style-name="T4">Nombre d'annexes : </text:span><text:span text:style-name="T4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office:value-type="string" table:style-name="Tableau5.A1">
              <text:p text:style-name="Table_20_Contents"><office:annotation><dc:creator>Gauthier Bastien</dc:creator><dc:date>2013-04-29T16:44:33</dc:date><text:p text:style-name="P30"><text:span text:style-name="T6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office:value-type="string" table:style-name="Tableau6.A1">
                    <text:p text:style-name="P20"><text:text-input text:description="">annex['title']</text:text-input> (Point n<text:span text:style-name="T5">°</text:span><text:span text:style-name="T5"><text:text-input text:description="">item.getItemNumber(relativeTo='meeting', for_display=True)</text:text-input></text:span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/>
      </text:section>
      <text:section text:name="LateItems" text:style-name="Sect1">
        <text:p text:style-name="P28">Points en urgence</text:p>
        <text:p text:style-name="P10"/>
        <text:p text:style-name="P27"><office:annotation><dc:date>2007-09-24T00:00:00</dc:date><text:p>do section- for item in self.get_items(uids=itemUids, list_types=['late'], ordered=True)</text:p></office:annotation><text:text-input text:description="">item.getItemNumber(relativeTo='meeting', for_display=True)</text:text-input>. <text:text-input text:description="">item.Title()</text:text-input></text:p>
        <text:p text:style-name="P17"><office:annotation><dc:date>2007-09-24T00:00:00</dc:date><text:p>do text</text:p><text:p>from xhtml(view.printXhtml(item, item.Description()))</text:p><text:p/></office:annotation>Description</text:p>
        <text:p text:style-name="P17"/>
        <text:p text:style-name="P17"><office:annotation><dc:creator>Gauthier Bastien</dc:creator><dc:date>2011-05-03T15:59:51</dc:date><text:p text:style-name="P30"><text:span text:style-name="T9">do text</text:span></text:p><text:p text:style-name="P30"><text:span text:style-name="T9">from xhtml(view.print_advices_infos(item))</text:span></text:p></office:annotation>Avis</text:p>
        <text:p text:style-name="P13"/>
        <text:p text:style-name="P16">Projet de délibération :</text:p>
        <text:p text:style-name="P17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17"/>
        <text:p text:style-name="P25"><text:span text:style-name="T4">Nombre d'annexes : </text:span><text:span text:style-name="T4"><text:text-input text:description="">len(imio_annex_utils.get_annexes_to_print(item, portal_type='annex'))</text:text-input></text:span></text:p>
        <text:p text:style-name="Text_20_body"/>
        <table:table table:name="Table1" table:style-name="Table1">
          <table:table-column table:style-name="Table1.A"/>
          <text:soft-page-break/>
          <table:table-row table:style-name="Table1.1">
            <table:table-cell office:value-type="string" table:style-name="Table1.A1">
              <text:p text:style-name="P22"><office:annotation><dc:creator>Gauthier Bastien</dc:creator><dc:date>2013-04-29T16:44:33</dc:date><text:p text:style-name="P30"><text:span text:style-name="T6">do table- for annex in </text:span><text:span text:style-name="T7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office:value-type="string" table:style-name="Table2.A1">
                    <text:p text:style-name="P21"><text:text-input text:description="">annex['title']</text:text-input> (Point n°<text:span text:style-name="T5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2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</text:span><text:span text:style-name="T7">17.94, 28</text:span><text:span text:style-name="T6">), </text:span><text:span text:style-name="T7">convertOptions=view.imageOrientation, format='image'</text:span><text:span text:style-name="T6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4</text:page-number></text:span><text:span text:style-name="MT3"> / </text:span><text:span text:style-name="MT2"><text:page-count style:num-format="1">4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158</meta:editing-cycles>
    <meta:editing-duration>PT4H29M43S</meta:editing-duration>
    <meta:initial-creator>Gauthier Bastien</meta:initial-creator>
    <dc:date>2021-01-25T10:44:31.776698795</dc:date>
    <meta:document-statistic meta:table-count="7" meta:image-count="0" meta:object-count="0" meta:page-count="4" meta:paragraph-count="25" meta:word-count="126" meta:character-count="1035" meta:non-whitespace-character-count="981"/>
    <meta:user-defined meta:name="Info 1"/>
    <meta:user-defined meta:name="Info 2"/>
    <meta:user-defined meta:name="Info 3"/>
    <meta:user-defined meta:name="Info 4"/>
  </office:meta>
</office:document-meta>
</file>